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8c06" officeooo:paragraph-rsid="000e8c0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e Projeto – Engenharia do Conhecimento</text:p>
      <text:p text:style-name="P1">Grupo 44 - Marcelo Munteanu, Pedro Junior, Pedro Elia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16:29.985462403</meta:creation-date>
    <dc:date>2025-05-19T18:21:04.291618660</dc:date>
    <meta:editing-duration>PT4M35S</meta:editing-duration>
    <meta:editing-cycles>1</meta:editing-cycles>
    <meta:document-statistic meta:table-count="0" meta:image-count="0" meta:object-count="0" meta:page-count="1" meta:paragraph-count="2" meta:word-count="15" meta:character-count="103" meta:non-whitespace-character-count="89"/>
    <meta:generator>LibreOffice/7.3.7.2$Linux_X86_64 LibreOffice_project/30$Build-2</meta:generator>
  </office:meta>
</office:document-meta>
</file>